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</style:style>
    <style:style style:name="gr7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15cm" svg:y="0.38cm">
          <text:p text:style-name="P1"><text:span text:style-name="T1">IOb-IL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122cm" svg:y1="2.291cm" svg:x2="3.608cm" svg:y2="2.291cm">
          <text:p/>
        </draw:line>
        <draw:frame draw:style-name="gr3" draw:text-style-name="P4" draw:layer="layout" svg:width="2.171cm" svg:height="1.723cm" svg:x="2.065cm" svg:y="1.677cm">
          <draw:text-box>
            <text:p><text:span text:style-name="T2">clk</text:span></text:p>
          </draw:text-box>
        </draw:frame>
        <draw:line draw:style-name="gr2" draw:text-style-name="P3" draw:layer="layout" svg:x1="6.122cm" svg:y1="3.554cm" svg:x2="3.608cm" svg:y2="3.554cm">
          <text:p/>
        </draw:line>
        <draw:frame draw:style-name="gr4" draw:text-style-name="P4" draw:layer="layout" svg:width="1.913cm" svg:height="1.638cm" svg:x="2.065cm" svg:y="2.939cm">
          <draw:text-box>
            <text:p><text:span text:style-name="T2">rst</text:span></text:p>
          </draw:text-box>
        </draw:frame>
        <draw:line draw:style-name="gr5" draw:text-style-name="P3" draw:layer="layout" svg:x1="6.122cm" svg:y1="7.92cm" svg:x2="2.579cm" svg:y2="7.92cm">
          <text:p/>
        </draw:line>
        <draw:frame draw:style-name="gr6" draw:text-style-name="P4" draw:layer="layout" svg:width="3.222cm" svg:height="1.167cm" svg:x="-0.051cm" svg:y="7.351cm">
          <draw:text-box>
            <text:p><text:span text:style-name="T2">CPU i/f</text:span></text:p>
          </draw:text-box>
        </draw:frame>
        <draw:line draw:style-name="gr7" draw:text-style-name="P3" draw:layer="layout" svg:x1="19.672cm" svg:y1="1.455cm" svg:x2="17.158cm" svg:y2="1.455cm">
          <text:p/>
        </draw:line>
        <draw:frame draw:style-name="gr8" draw:text-style-name="P4" draw:layer="layout" svg:width="2.437cm" svg:height="1.825cm" svg:x="19.667cm" svg:y="0.879cm">
          <draw:text-box>
            <text:p><text:span text:style-name="T2">signal</text:span></text:p>
          </draw:text-box>
        </draw:frame>
        <draw:line draw:style-name="gr7" draw:text-style-name="P3" draw:layer="layout" svg:x1="19.672cm" svg:y1="4.956cm" svg:x2="17.158cm" svg:y2="4.956cm">
          <text:p/>
        </draw:line>
        <draw:frame draw:style-name="gr8" draw:text-style-name="P4" draw:layer="layout" svg:width="2.807cm" svg:height="1.825cm" svg:x="19.667cm" svg:y="4.38cm">
          <draw:text-box>
            <text:p><text:span text:style-name="T2">trigger</text:span></text:p>
          </draw:text-box>
        </draw:frame>
        <draw:line draw:style-name="gr7" draw:text-style-name="P3" draw:layer="layout" svg:x1="19.672cm" svg:y1="8.256cm" svg:x2="17.158cm" svg:y2="8.256cm">
          <text:p/>
        </draw:line>
        <draw:frame draw:style-name="gr9" draw:text-style-name="P4" draw:layer="layout" svg:width="2.558cm" svg:height="2.612cm" svg:x="19.667cm" svg:y="7.68cm">
          <draw:text-box>
            <text:p><text:span text:style-name="T2">signal</text:span></text:p>
            <text:p><text:span text:style-name="T2"><text:s text:c="2"/></text:span><text:span text:style-name="T2">cl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5:07:22.101972148</meta:creation-date>
    <dc:date>2021-05-25T18:21:29.025406046</dc:date>
    <meta:editing-duration>PT29M12S</meta:editing-duration>
    <meta:editing-cycles>14</meta:editing-cycles>
    <meta:generator>LibreOffice/6.0.7.3$Linux_X86_64 LibreOffice_project/00m0$Build-3</meta:generator>
    <meta:document-statistic meta:object-count="13"/>
  </office:meta>
</office:document-meta>
</file>